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1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0f0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йросеть на Rockchip 3588</text:p>
      <text:p text:style-name="P1"/>
      <text:p text:style-name="P1"><text:span text:style-name="T3">- 1 этап - обучение нейросети с помощью PyToch <text:s/>- <text:s/>в результате получаем <text:s/>файл</text:span> <text:s/><text:span text:style-name="T4">3588neuro.pt</text:span></text:p>
      <text:p text:style-name="P2">- <text:span text:style-name="T6">2</text:span> этап – конвертация нейросети в формат <text:s/><text:span text:style-name="T2">onnx</text:span><text:span text:style-name="T6"> <text:s/>а затем в <text:s/></text:span><text:span text:style-name="T1">rknn</text:span> - <text:s/>в результате получаем <text:s/>файл <text:s/><text:span text:style-name="T5">3588neuro.rknn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4-12-12T17:25:22.555663396</dc:date>
    <meta:editing-duration>PT53M52S</meta:editing-duration>
    <meta:editing-cycles>2</meta:editing-cycles>
    <meta:document-statistic meta:table-count="0" meta:image-count="0" meta:object-count="0" meta:page-count="1" meta:paragraph-count="3" meta:word-count="37" meta:character-count="229" meta:non-whitespace-character-count="184"/>
  </office:meta>
</office:document-meta>
</file>